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8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Generátor_20_náhodných_20_buzname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5" style:family="table-cell" style:parent-style-name="Default">
      <style:table-cell-properties fo:border-bottom="0.99pt solid #000000" fo:wrap-option="wrap" fo:border-left="none" fo:border-right="0.99pt solid #000000" fo:border-top="none" style:vertical-align="bottom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0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4_0_0" style:family="table-cell" style:parent-style-name="Default">
      <style:table-cell-properties fo:border-bottom="none" fo:border-left="none" fo:border-right="0.99pt solid #000000" fo:border-top="none"/>
    </style:style>
    <style:style style:name="ce24" style:family="table-cell" style:parent-style-name="Default">
      <style:table-cell-properties fo:border-bottom="none" fo:border-left="none" fo:border-right="0.99pt solid #000000" fo:border-top="none"/>
    </style:style>
    <style:style style:name="ce24_0_1" style:family="table-cell" style:parent-style-name="Default">
      <style:table-cell-properties fo:border-bottom="none" fo:border-left="none" fo:border-right="0.99pt solid #000000" fo:border-top="none"/>
    </style:style>
    <style:style style:name="ce23_0_2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3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4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5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6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7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8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9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0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1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2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3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4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5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6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7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8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19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20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23_0_21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32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top"/>
      <style:paragraph-properties fo:text-align="end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2.49pt solid #000000" fo:background-color="#000000" style:cell-protect="none" style:print-content="true" style:text-align-source="fix" style:repeat-content="false" fo:border-left="0.99pt solid #000000" fo:border-right="0.99pt solid #000000" fo:border-top="none" style:vertical-align="middle"/>
      <style:paragraph-properties fo:text-align="end"/>
      <style:text-properties fo:color="#ff33cc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0d0d0d" style:cell-protect="none" style:print-content="true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ff33cc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cell-protect="none" style:print-content="true" style:text-align-source="fix" style:repeat-content="false" fo:border-left="0.99pt solid #000000" fo:border-right="0.99pt solid #000000" fo:border-top="none" style:vertical-align="bottom"/>
      <style:paragraph-properties fo:text-align="end"/>
    </style:style>
    <style:style style:name="ce45" style:family="table-cell" style:parent-style-name="Default">
      <style:table-cell-properties fo:border-bottom="none" style:cell-protect="none" style:print-content="true" style:text-align-source="fix" style:repeat-content="false" fo:border-left="0.99pt solid #000000" fo:border-right="0.99pt solid #000000" fo:border-top="none"/>
      <style:paragraph-properties fo:text-align="end" fo:margin-left="0cm"/>
    </style:style>
    <style:style style:name="ce31" style:family="table-cell" style:parent-style-name="Default">
      <style:table-cell-properties fo:border-bottom="none" style:cell-protect="none" style:print-content="true" fo:border-left="0.99pt solid #000000" fo:border-right="0.99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Generátor náhodných buzname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1022" table:default-cell-style-name="Default"/>
        <table:table-row table:style-name="ro1">
          <table:table-cell table:style-name="ce25" office:value-type="string" calcext:value-type="string">
            <text:p>Nový seznam akceptovatelných buznamen:</text:p>
          </table:table-cell>
          <table:table-cell table:style-name="ce32" office:value-type="string" calcext:value-type="string">
            <text:p>Generátor (pro nové číslo zmáčkněte F9):</text:p>
          </table:table-cell>
          <table:table-cell table:style-name="ce22" table:number-columns-repeated="62"/>
          <table:table-cell table:number-columns-repeated="960"/>
        </table:table-row>
        <table:table-row table:style-name="ro2">
          <table:table-cell table:style-name="ce23" office:value-type="string" calcext:value-type="string">
            <text:p>Aagte</text:p>
          </table:table-cell>
          <table:table-cell table:style-name="ce26" table:formula="of:=RANDBETWEEN(1;4050)" office:value-type="float" office:value="2024" calcext:value-type="float">
            <text:p>2024,00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ai</text:p>
          </table:table-cell>
          <table:table-cell table:style-name="ce27" office:value-type="string" calcext:value-type="string">
            <text:p>Generace: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aike</text:p>
          </table:table-cell>
          <table:table-cell table:style-name="ce28" table:formula="of:=CELL(&quot;CONTENTS&quot;;INDIRECT(&quot;A&quot;&amp; [.B2]))" office:value-type="string" office:string-value="Kristel" calcext:value-type="string">
            <text:p>Kristel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ajaraq</text:p>
          </table:table-cell>
          <table:table-cell table:style-name="ce29" office:value-type="string" calcext:value-type="string">
            <text:p>Sebranka: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aju</text:p>
          </table:table-cell>
          <table:table-cell table:style-name="ce30" office:value-type="string" calcext:value-type="string">
            <text:p>Pat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ajunnguaq </text:p>
          </table:table-cell>
          <table:table-cell table:style-name="ce30" office:value-type="string" calcext:value-type="string">
            <text:p>Kama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aka </text:p>
          </table:table-cell>
          <table:table-cell table:style-name="ce30" office:value-type="string" calcext:value-type="string">
            <text:p>Happy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akkuluk </text:p>
          </table:table-cell>
          <table:table-cell table:style-name="ce45" office:value-type="string" calcext:value-type="string">
            <text:p>Jay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a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m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manngu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nngiiuk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ppalitto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ppalittuatsi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rtaajik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run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ry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vaarte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viganngu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avu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b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e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el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i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ijoše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ios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isag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ischag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ita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rar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b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d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d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" office:value-type="string" calcext:value-type="string">
            <text:p>Ada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da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d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di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dison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d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e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é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elhelm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el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eli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e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hija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hy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ibell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oni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ri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ri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d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ef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egl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erk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ero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fac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fnaan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fnan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fo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g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g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gat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gdlo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gg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giş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gl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gp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gripp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hinoam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hse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hte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chinoam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d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de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ke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ko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lbh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l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mabl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m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mé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me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no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nsle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ru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svary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it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j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jaaj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jaatto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jaattu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jaatu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jáito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jo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ak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lak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na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rc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rça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rn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rtun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rtür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sm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a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başak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c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çasu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de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dike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gü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güneş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güngö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htar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iho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ik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imiu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ir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isoo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iso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isuunngu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itse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kaş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k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s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se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se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su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su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taç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ulers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ü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yo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kyö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abaş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akuş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al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anç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asu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b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bayra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berad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bert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b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cest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de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di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dith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dred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id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ks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m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x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xandr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x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xi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xi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eyd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f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fons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frid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geth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gi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g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i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id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íj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i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i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iso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ix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j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k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ke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kim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kiş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l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liso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lp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lu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l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ma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maz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mond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oy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ph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t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tina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tinişik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tinso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tintaç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tu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tun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tuna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uss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uusaq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v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w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y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lyss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alik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artivat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bil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bili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ç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di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n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n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ni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ra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ari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be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broise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édé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el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int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k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m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or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paro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r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rit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mynt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ael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astasi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atoli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be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aç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e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elib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er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erse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i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ré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re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re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rej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r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dy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eeraji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fried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gajo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gajoor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gaju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gajulle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gajutsi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g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ge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3_0_0" office:value-type="string" calcext:value-type="string">
            <text:p>Angelu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gerdl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gerl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gerlanngu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gerlarto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gerlartunngu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gervo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giisiarte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gutilluarsu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gutivdluarssu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h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i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í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k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stic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t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toni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udari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ui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uvi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nwa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o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ob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o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anngu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hi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ollinair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ollinaris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ollin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p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pe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piah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unngu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ut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utinngu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utsianngu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putsi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qaatili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qigssi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qip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qissi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qqarsa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quil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d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de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di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et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gi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hild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chil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ç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e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es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j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n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pina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st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t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ivar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j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k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li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løgh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mag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man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me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mine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nek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ó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sa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s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sug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taaji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taji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t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un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ry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ah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an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ananngu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en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enath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gard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hleigh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hle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hl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hraf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hto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i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i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í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te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to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sum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ad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al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an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eş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hanas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hol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ill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si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siarterto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suk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tal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t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tiarterto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tz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ubre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ud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ud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ugust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ugustin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um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urio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uxan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ala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eri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er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i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o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o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oortungiaq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ri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u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vuuva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w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w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wen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c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c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d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di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dina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dolu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ge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h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o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ral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s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sev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si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so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su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su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suna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taç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tan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tun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u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yumu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zad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0" office:value-type="string" calcext:value-type="string">
            <text:p>Azha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" office:value-type="string" calcext:value-type="string">
            <text:p>Baaike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" office:value-type="string" calcext:value-type="string">
            <text:p>Bab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" office:value-type="string" calcext:value-type="string">
            <text:p>Bab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" office:value-type="string" calcext:value-type="string">
            <text:p>Bac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" office:value-type="string" calcext:value-type="string">
            <text:p>Báck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cka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d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gg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ha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hşi 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iley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j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la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l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ält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ptis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rb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riş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rk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r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şa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şgöz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sili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şkut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s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s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ttis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y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ays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é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a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bb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d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d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d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ge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l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dik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i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şe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a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ek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éreng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iv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k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nard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t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thil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t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t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t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r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şta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t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tikç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t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ul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ver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ver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ver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yde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y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ey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envenu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euw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gué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g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g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g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i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ls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n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rçe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r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r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rs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rt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iss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jö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jö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lair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lai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le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lessi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lis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bb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bb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öbülü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g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j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ö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n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ndpä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ö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ó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os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a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ai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an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än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it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od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og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oo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ookl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u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ry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ubu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u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ü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ü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ülen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urça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ur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urg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ürkâ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ür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urnet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ürü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us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üt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4_0_1" office:value-type="string" calcext:value-type="string">
            <text:p>Byg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Caelest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agda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agil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agl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agla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aglasi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aglay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agr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akir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llis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mer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mi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n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nda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ndi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n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angal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nk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nso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m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m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s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s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ssi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ss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s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ta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ayd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eçe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ec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éci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e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elen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eles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éles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élest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e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eridw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er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e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evah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evh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evi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i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iv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ivel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a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a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a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are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ar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au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eme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emm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lo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lom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lom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lum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ôme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mfor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nn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nsta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nstan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o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r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rne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rn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r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r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r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s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otur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ourtn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rist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ru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ryst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umin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u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Çuva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Cyri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" office:value-type="string" calcext:value-type="string">
            <text:p>Čiak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al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gom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gom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h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ko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ll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Dan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niel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ni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or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rc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rc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rli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ry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vi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ay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b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c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g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la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li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met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na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n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ng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n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ny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ri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ry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side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siré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t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v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v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vl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v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vr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ew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ck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d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d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etber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e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e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etm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e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k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km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l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l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l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lfer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l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lma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l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o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ony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r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şbuda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isgleiri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jäk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d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ei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ga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gang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ö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l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l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lu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miniqu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r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r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r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r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r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r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s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outz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rew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c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if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nd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o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rd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r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rus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s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uy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3" office:value-type="string" calcext:value-type="string">
            <text:p>Düzg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ar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ast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b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b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b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b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c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d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d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delha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d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d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d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do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el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el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en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e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eqi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f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f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f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ff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g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hinom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hs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c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Éig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l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l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n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i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j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k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kinadoe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b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birl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d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d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ean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e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f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fri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g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Él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f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s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íš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z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iz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lio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l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m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n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tj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v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v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v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lz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anu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e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e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ere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f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i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i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ml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d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d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dz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e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ero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g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g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gins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gli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n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nya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pp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pp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qqimmaal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qqitsum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qqum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č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d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dem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de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é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e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g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gü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ch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inart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in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ke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lfri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ngu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ngut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nutaar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nut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nut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s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t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tü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tüz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ry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s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s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s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smé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sp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s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s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th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th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ug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uni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ustochiu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uw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v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vangelis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vc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ve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v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v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vr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w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y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yl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zech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4" office:value-type="string" calcext:value-type="string">
            <text:p>Ez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Ez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Fab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Faham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Fai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Fa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Fa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a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ä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an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a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arí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at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é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ham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i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li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l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mbe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m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nn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r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ez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frans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de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e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e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kr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lip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ls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nl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n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rda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irdo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a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eu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o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ô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ore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ore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oren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or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o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lo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c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c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k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k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uge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o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anc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a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anc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anc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a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ank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ank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änz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e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edd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ed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édériqu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e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e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e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ic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idebor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id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ie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ig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i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i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itz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o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ohm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ros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uá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u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ürchtegot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ur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5" office:value-type="string" calcext:value-type="string">
            <text:p>Füruz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Gab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bri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bri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b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má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rn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ude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az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é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b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b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e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er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er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i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org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ber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bric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éber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i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k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lan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ma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r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t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rvai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s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vh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y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ez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had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l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l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llo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ng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øde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o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is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í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jøde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läd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law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l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le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øde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d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di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f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kçe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km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k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ks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n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nülkuşu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o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r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rk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rkem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ss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s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t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tthil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o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zayd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z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öz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ab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aberg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aci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ann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is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o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un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ruv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b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ck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d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dmund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eva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le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l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l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mü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n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nde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n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ndü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ndüz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n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n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ne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ney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nn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nna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r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r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rc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rd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ru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s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s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ta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t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t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t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st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v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v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üz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u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6" office:value-type="string" calcext:value-type="string">
            <text:p>Gw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Hab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Had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Hag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Hag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Hagga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Ha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l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âll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llb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lv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lva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m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mp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n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n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ns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n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ns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pp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p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t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u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u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u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u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ru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s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t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ts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t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y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ya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y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y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yr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az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a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b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b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d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d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idg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i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ilwi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i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i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i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i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f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ga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l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lf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lfri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lvi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rb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r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rm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rm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rm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rra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rr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s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t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ulo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ezeki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bb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bb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bi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c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day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d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i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ka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km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km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a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deg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degr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dem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dem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digr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dimo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la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lt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na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olá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ro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s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yo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iz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a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ögos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l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l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lmf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n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p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san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o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u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u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ümay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uml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u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unt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urai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u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urr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üvey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u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yacin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yacinth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yazin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y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7" office:value-type="string" calcext:value-type="string">
            <text:p>Hyl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Chandl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Chand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Chan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ant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aris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ar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arlo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ar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a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eye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ia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ibuzor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ide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igoz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ihar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ihi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isa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lo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orr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rist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ris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rist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ris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uc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8" office:value-type="string" calcext:value-type="string">
            <text:p>Chu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bric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b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buk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c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çl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d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I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e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e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e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e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fedi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ha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há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han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hs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hsá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chig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chi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chi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ikajippa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ikiit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ikiits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ikkajippa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ikku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i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isimm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jangaats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j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kimal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kíng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kinng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ki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kra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kr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aat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aats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aats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ait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aits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aits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bäck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d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de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d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ga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g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h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i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ikkajippa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isimm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k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k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k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k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lan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m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mi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m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ay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derj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dian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d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eq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equnaa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equn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equnart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eborg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e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ema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em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er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rid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gv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neruul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n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oor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uinn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ukku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úku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unga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upp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nuujo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o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o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réné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rf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ren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rmfri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rt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am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e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ido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il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ilt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ins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k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l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m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m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ok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rael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stikl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tos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ts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va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vernaaj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vernâji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vi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v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vi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v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v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z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9" office:value-type="string" calcext:value-type="string">
            <text:p>Izz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Jack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Jack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Ja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Jad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Ja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Jachym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Jai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Jaim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kob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la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m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má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m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m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ic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nic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pp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r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s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sm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y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didi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did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ha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ëië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kf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l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lm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l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ls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l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lts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nn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nn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n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rk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n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r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rr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s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s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ss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š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et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ll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ná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nd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n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n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ipp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a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b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ce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cel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cely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h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h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h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l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ly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n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ö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öns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n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ol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r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r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ru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ce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é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eph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éph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l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se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s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vi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oy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g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l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r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s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st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u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0" office:value-type="string" calcext:value-type="string">
            <text:p>Juv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a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ak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akaj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asuarna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at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atsaann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atsuarna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c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d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de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ad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gu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ih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ilas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i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i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j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juí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juin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ka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kkam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l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ma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m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m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âmur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a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a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a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isic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lic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nw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or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o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p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aba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aboga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abugd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a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akoncolo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atik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e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e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in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ind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l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stj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rtaa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s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tt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us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vy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y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y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y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y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yo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y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z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z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azu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ersang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i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i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ls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mi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ndall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nne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o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ram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rst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vke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yve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ezi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ha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hishigsu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d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ez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lav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lli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mber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mber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m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nc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rb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rst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rst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rs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sm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s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t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v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w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ym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izilel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ja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la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l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lock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lo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nag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nap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ne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nif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nut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hak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ko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l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lj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ma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n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nsta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n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o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o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r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sisochukw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st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oto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ö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a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e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e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esze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sh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sch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s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st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st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s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st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risty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án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ann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ddu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kk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ú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k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lo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ún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ún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nn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nn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ru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t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t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t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ts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tsal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tsal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ts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uu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wa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y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1" office:value-type="string" calcext:value-type="string">
            <text:p>Ky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Ky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Laa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Lah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La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Lali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L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Lam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ngnil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änsma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o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r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ss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ss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uf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u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u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ure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u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u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ver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av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ég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ig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m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nny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o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éo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o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s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s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v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ven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v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w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x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x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x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ex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a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ber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e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e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e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e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e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eut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l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li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ll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n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n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nds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nds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n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s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s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ssdanil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s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iz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e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g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g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t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t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u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uis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uw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ved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v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ow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üb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b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c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c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üc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ck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cre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g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ic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ü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ük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me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n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o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t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u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x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uz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yc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y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y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2" office:value-type="string" calcext:value-type="string">
            <text:p>Lynd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Ly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a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aquj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ay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c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ckenz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ddis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d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dha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dis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er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g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gn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gser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hi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i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i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i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itlan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j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juut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Ma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ko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l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llo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llymk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lmu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l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á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á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a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g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naats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naatt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o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numi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oilío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quj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ce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e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g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e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i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ie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ij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i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te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t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ts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tz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r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sa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s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s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ss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sser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h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hil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i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su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ta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tan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t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t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t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ty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u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u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vs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x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xen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x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x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xi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x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ayr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c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de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e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er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ch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la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l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l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n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n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nth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qq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qq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redith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r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r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rlij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rri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r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st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et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a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c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ck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ckel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ck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hi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cha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ch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c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ch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k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ki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kiss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kivss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k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land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latte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lo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ltiad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a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g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n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o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n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ra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rʼat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r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r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rri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rt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rti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rz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sa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s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s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sch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s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še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ts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t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yab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zuh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iz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ø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des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k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öll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m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n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ó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r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r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rg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r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rv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oyosoreoluw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al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amm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übecc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çteb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üeyy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üferri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hter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is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mta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n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ü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ri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t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ut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yg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ygg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y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yrsk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yrti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3" office:value-type="string" calcext:value-type="string">
            <text:p>Mysk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akass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a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anng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at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att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de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gi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h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h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h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Nahu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j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kiv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m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aart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a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o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p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paart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patar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r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rg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rg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ri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rsíngát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rsinngatt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ä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saas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s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s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si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t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ta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ta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than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ts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ts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t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va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ay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a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cd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dr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el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el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e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l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mut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phri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ri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rm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s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vi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v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vr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vru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vza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evz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goc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goz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gûjuk *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guuj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guy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h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aq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ce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ce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c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ck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co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c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co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col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d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ha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in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ki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k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ko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k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ko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k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m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m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n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s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iv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bur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ë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llai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örgaa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r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rt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u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ovemb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anner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gard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a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a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ar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ar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kku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ngu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n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n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r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r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rl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rl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rta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rt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rtaa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rtaavar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s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ats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k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kunnguas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liarp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ú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nni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nn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ú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ûno *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ú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r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r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rk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rk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uun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üv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üzh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4" office:value-type="string" calcext:value-type="string">
            <text:p>Nyj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Oa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Obio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Öc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Oc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Octa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O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Odi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Odinakachukw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O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O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ged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gubo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gugu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gü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i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ksü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kulda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ami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a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lçe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lçüm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ga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i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l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lly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lme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lmezb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lü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me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mobolan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ner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n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nn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n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nyx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o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oq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pr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qooqumm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qqap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q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rakç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ri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r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rlii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r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rn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rsi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rtan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saibueku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sakw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san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sk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sond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s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taç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tanc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t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t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yindamo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yn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Oz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alt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alt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a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b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b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b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bil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bil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bil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c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d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den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en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enmi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g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g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gü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l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l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sel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sev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s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5" office:value-type="string" calcext:value-type="string">
            <text:p>Özyur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c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d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dera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d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j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k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kkut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Pall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ll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l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l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ng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áp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pp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r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rl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rl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sc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scha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sch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ta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tri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ts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tt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t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u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v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y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y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yid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ayt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dr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k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kşe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l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ll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ntecos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p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pp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pp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qi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qil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qq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qqil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çem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ha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iş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ol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pétu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tev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v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rv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s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t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t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tr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tte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ya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eyt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h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hilippe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hoenix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hu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huo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er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er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ch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ilanna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itanna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kku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íku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ikk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oqquti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oquti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ungu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u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ut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ut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lut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n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p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seeraj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tr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tsial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v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ivi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ly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o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ol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ol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o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o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o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owe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recio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r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restha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alaki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c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k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ürç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t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t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6" office:value-type="string" calcext:value-type="string">
            <text:p>Puup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aam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aavig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am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anapp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ar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avaav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eqqarmi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aj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innianng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llala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llal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mi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pín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pinn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t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ivi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ooq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ui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uint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uir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uner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unerse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utsu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ut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uu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7" office:value-type="string" calcext:value-type="string">
            <text:p>Qu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b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div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f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ffa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ffer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f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hm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i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im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a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ja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ja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ki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l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ma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m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maz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m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n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n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nn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vaomanante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v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ya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y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y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ayy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ag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ce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e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ʼfet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f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g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gg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n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n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n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i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é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m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a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é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n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o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v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y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ey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hond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ck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ck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c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dv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dw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e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em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e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en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f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k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ks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k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ve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v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ix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a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bb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bb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b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b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dh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d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el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j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mb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mn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samon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sari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s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w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w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ox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b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b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b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bi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üçh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f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l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nfri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sh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st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8" office:value-type="string" calcext:value-type="string">
            <text:p>Ru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y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Ry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am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am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á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b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b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bri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b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Şad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dor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f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fá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fa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ff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f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gdi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Sa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gl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h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ïdja *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kary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k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kuy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a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á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k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l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m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m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may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mm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d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dip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n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pphi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qqilaart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qqummer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r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rg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ri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riy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ru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s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s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š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tor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tori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ts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um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á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y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y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y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yg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yg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yilk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y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ylav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ay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b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bi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caat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çki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çme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ef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fan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fa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halem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ker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lc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l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lişi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lo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mi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mi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ml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mm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ms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nal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nel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ner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ngil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nkal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qin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raf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rac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ref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r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rm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r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rv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v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vg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v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vin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vket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eyd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z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z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zg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zgi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ez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d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h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m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msha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m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nn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r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w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e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eik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elb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eld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e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el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eri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e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er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n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o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iz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u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hu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cha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chav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chelom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chelomi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ch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chu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chuyl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al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al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b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bl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brech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ddhart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di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dn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d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e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e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e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euw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f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gf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gfrid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g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leqaa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leqaav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l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lv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lv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m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m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m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mo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m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na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ng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nni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nnii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nningh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orakits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r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u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uv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v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v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i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ja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j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jö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jo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ju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jut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e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inn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og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omm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rädd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y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ylar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kyl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lan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la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lá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mid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næ *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næfrost *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nick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hai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c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i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int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mm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n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önme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nsu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qq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rdl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rl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rla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rúš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oua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öz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pänn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parf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p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pj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acey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ac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a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a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a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as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effer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eph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éph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ev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ic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ij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tor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a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a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dámá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ha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h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ju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juv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ka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ükra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lami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lev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l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lt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maan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maann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m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üm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aan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av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Şungar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gu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ü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ün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nt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üpp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üreyy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rg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üst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s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ttuits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uz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varv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vä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v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ve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wed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we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we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wi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ydn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y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yks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ylv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y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y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19" office:value-type="string" calcext:value-type="string">
            <text:p>Syst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0" office:value-type="string" calcext:value-type="string">
            <text:p>Šádí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0" office:value-type="string" calcext:value-type="string">
            <text:p>Šam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0" office:value-type="string" calcext:value-type="string">
            <text:p>Šu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c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e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e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fl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äg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hs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ig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ic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j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j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al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l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mm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mm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m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alt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gü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gül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g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y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y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ye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nyild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or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äp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pt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qqisi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qqisim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rat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rat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rh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r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r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sne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sn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ssu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v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v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vssu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v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vu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v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yl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yl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yl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y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ay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ag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b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ci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d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d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eg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e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e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kçe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lma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milade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mpes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ng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o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p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r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rry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t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zc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zcan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z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ze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z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ezk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a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a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a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a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e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eodo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éodo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eodos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eodu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er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o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o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h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artikk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artík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bb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e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ern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er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e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e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kaajaa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l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l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li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li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it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ja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jar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jar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ji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jorv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b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b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bi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b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bi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bya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inn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i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l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mmo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mm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m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m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m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ö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er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g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p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pa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ag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bor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ö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f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g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il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n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n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s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w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o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ac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ac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a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ap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i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i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inida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o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o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ru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ja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jiet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jiet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jiets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ji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jip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jis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jit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uba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suba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u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u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uap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uck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ui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_0_21" office:value-type="string" calcext:value-type="string">
            <text:p>Tuisk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ku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kum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l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mb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mc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m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na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nayd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ngutsi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ov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ra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rfan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rg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r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rk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rnagöz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tk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tma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t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u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ukk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uku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uy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z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üz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wave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ydf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yl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ylo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yre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ys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Ty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b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b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be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ça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çay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çel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çişi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çkö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çmakkuşu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c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çu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doc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era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f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gu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gur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gu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ilul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itsalikits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jar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jarn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kal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kaliu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kaliu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kar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kk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k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aaj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ann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lc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lk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lk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lk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lküc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lküde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lkül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ul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u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lus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aam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aami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a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d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eerinne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i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m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mut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nars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nat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n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ngaa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nga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nl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nl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nng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ns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ns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r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r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r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rie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rn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r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r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rün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sin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siv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s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sorn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stü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t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t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terto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tertunnguaq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tk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t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tuán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unnguun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uttuanng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ys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z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z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Uzo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Üzü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i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âlâ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d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en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ent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er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fr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lm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n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nn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ar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ecd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ef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ef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ei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ei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estergaar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c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ck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eno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e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bor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libló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liljó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n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nn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n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í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ta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v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v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vi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iv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la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uo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ýr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Vyvy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b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l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l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l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n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r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rda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sj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ay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e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e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e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e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ei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e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end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end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e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b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d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eb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eb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e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en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e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ets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g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gg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gg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lli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lli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ll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lmo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lmu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ne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nfr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nifr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nifrie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nnie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nth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itt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ol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oltj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ub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yn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Wyn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Xiaod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Xu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cin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gibast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giş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gmu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kal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lav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laz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m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raşi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rk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rl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rp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s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şa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şam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s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sem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şik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şin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su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t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vu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ay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ediver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eg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ektâ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eldem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enis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ete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eti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ildi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irk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m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n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ny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ol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o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on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ön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on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or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osh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osh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p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s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sk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c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üc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üc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k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üks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m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nd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r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rda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rdaku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r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rtkulu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rts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rts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rtsev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rtsev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she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v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v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üze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üzgeç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üzüak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uzu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ve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Yvo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af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ai 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aid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ai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aina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ak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ay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ayna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fan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la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nit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nith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nz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nzel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nzi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phan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ern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han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ho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i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ib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ineb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innu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iy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oh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ong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osima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ülfiyar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3" office:value-type="string" calcext:value-type="string">
            <text:p>Zuma</text:p>
          </table:table-cell>
          <table:table-cell table:style-name="ce21"/>
          <table:table-cell table:number-columns-repeated="1022"/>
        </table:table-row>
        <table:table-row table:style-name="ro2" table:number-rows-repeated="1044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enerátor náhodných buznamen'.A38:'Generátor náhodných buznamen'.A434">
            <calcext:condition calcext:apply-style-name="Dxf21" calcext:value="duplicate" calcext:base-cell-address="'Generátor náhodných buznamen'.A38"/>
          </calcext:conditional-format>
          <calcext:conditional-format calcext:target-range-address="'Generátor náhodných buznamen'.A440:'Generátor náhodných buznamen'.A611">
            <calcext:condition calcext:apply-style-name="Dxf21" calcext:value="duplicate" calcext:base-cell-address="'Generátor náhodných buznamen'.A440"/>
          </calcext:conditional-format>
          <calcext:conditional-format calcext:target-range-address="'Generátor náhodných buznamen'.A613:'Generátor náhodných buznamen'.A716">
            <calcext:condition calcext:apply-style-name="Dxf21" calcext:value="duplicate" calcext:base-cell-address="'Generátor náhodných buznamen'.A613"/>
          </calcext:conditional-format>
          <calcext:conditional-format calcext:target-range-address="'Generátor náhodných buznamen'.A729:'Generátor náhodných buznamen'.A850">
            <calcext:condition calcext:apply-style-name="Dxf21" calcext:value="duplicate" calcext:base-cell-address="'Generátor náhodných buznamen'.A729"/>
          </calcext:conditional-format>
          <calcext:conditional-format calcext:target-range-address="'Generátor náhodných buznamen'.A868:'Generátor náhodných buznamen'.A1053">
            <calcext:condition calcext:apply-style-name="Dxf21" calcext:value="duplicate" calcext:base-cell-address="'Generátor náhodných buznamen'.A868"/>
          </calcext:conditional-format>
          <calcext:conditional-format calcext:target-range-address="'Generátor náhodných buznamen'.A1060:'Generátor náhodných buznamen'.A1157">
            <calcext:condition calcext:apply-style-name="Dxf21" calcext:value="duplicate" calcext:base-cell-address="'Generátor náhodných buznamen'.A1060"/>
          </calcext:conditional-format>
          <calcext:conditional-format calcext:target-range-address="'Generátor náhodných buznamen'.A1159:'Generátor náhodných buznamen'.A1328">
            <calcext:condition calcext:apply-style-name="Dxf21" calcext:value="duplicate" calcext:base-cell-address="'Generátor náhodných buznamen'.A1159"/>
          </calcext:conditional-format>
          <calcext:conditional-format calcext:target-range-address="'Generátor náhodných buznamen'.A1336:'Generátor náhodných buznamen'.A1504">
            <calcext:condition calcext:apply-style-name="Dxf21" calcext:value="duplicate" calcext:base-cell-address="'Generátor náhodných buznamen'.A1336"/>
          </calcext:conditional-format>
          <calcext:conditional-format calcext:target-range-address="'Generátor náhodných buznamen'.A1508:'Generátor náhodných buznamen'.A1533">
            <calcext:condition calcext:apply-style-name="Dxf21" calcext:value="duplicate" calcext:base-cell-address="'Generátor náhodných buznamen'.A1508"/>
          </calcext:conditional-format>
          <calcext:conditional-format calcext:target-range-address="'Generátor náhodných buznamen'.A1546:'Generátor náhodných buznamen'.A1693">
            <calcext:condition calcext:apply-style-name="Dxf21" calcext:value="duplicate" calcext:base-cell-address="'Generátor náhodných buznamen'.A1546"/>
          </calcext:conditional-format>
          <calcext:conditional-format calcext:target-range-address="'Generátor náhodných buznamen'.A1702:'Generátor náhodných buznamen'.A1839">
            <calcext:condition calcext:apply-style-name="Dxf21" calcext:value="duplicate" calcext:base-cell-address="'Generátor náhodných buznamen'.A1702"/>
          </calcext:conditional-format>
          <calcext:conditional-format calcext:target-range-address="'Generátor náhodných buznamen'.A1853:'Generátor náhodných buznamen'.A2059">
            <calcext:condition calcext:apply-style-name="Dxf21" calcext:value="duplicate" calcext:base-cell-address="'Generátor náhodných buznamen'.A1853"/>
          </calcext:conditional-format>
          <calcext:conditional-format calcext:target-range-address="'Generátor náhodných buznamen'.A2067:'Generátor náhodných buznamen'.A2212">
            <calcext:condition calcext:apply-style-name="Dxf21" calcext:value="duplicate" calcext:base-cell-address="'Generátor náhodných buznamen'.A2067"/>
          </calcext:conditional-format>
          <calcext:conditional-format calcext:target-range-address="'Generátor náhodných buznamen'.A2240:'Generátor náhodných buznamen'.A2465">
            <calcext:condition calcext:apply-style-name="Dxf21" calcext:value="duplicate" calcext:base-cell-address="'Generátor náhodných buznamen'.A2240"/>
          </calcext:conditional-format>
          <calcext:conditional-format calcext:target-range-address="'Generátor náhodných buznamen'.A2477:'Generátor náhodných buznamen'.A2649">
            <calcext:condition calcext:apply-style-name="Dxf21" calcext:value="duplicate" calcext:base-cell-address="'Generátor náhodných buznamen'.A2477"/>
          </calcext:conditional-format>
          <calcext:conditional-format calcext:target-range-address="'Generátor náhodných buznamen'.A2660:'Generátor náhodných buznamen'.A2757">
            <calcext:condition calcext:apply-style-name="Dxf21" calcext:value="duplicate" calcext:base-cell-address="'Generátor náhodných buznamen'.A2660"/>
          </calcext:conditional-format>
          <calcext:conditional-format calcext:target-range-address="'Generátor náhodných buznamen'.A2769:'Generátor náhodných buznamen'.A2893">
            <calcext:condition calcext:apply-style-name="Dxf21" calcext:value="duplicate" calcext:base-cell-address="'Generátor náhodných buznamen'.A2769"/>
          </calcext:conditional-format>
          <calcext:conditional-format calcext:target-range-address="'Generátor náhodných buznamen'.A2894:'Generátor náhodných buznamen'.A2920">
            <calcext:condition calcext:apply-style-name="Dxf21" calcext:value="duplicate" calcext:base-cell-address="'Generátor náhodných buznamen'.A2894"/>
          </calcext:conditional-format>
          <calcext:conditional-format calcext:target-range-address="'Generátor náhodných buznamen'.A2932:'Generátor náhodných buznamen'.A3086">
            <calcext:condition calcext:apply-style-name="Dxf21" calcext:value="duplicate" calcext:base-cell-address="'Generátor náhodných buznamen'.A2932"/>
          </calcext:conditional-format>
          <calcext:conditional-format calcext:target-range-address="'Generátor náhodných buznamen'.A3110:'Generátor náhodných buznamen'.A3449">
            <calcext:condition calcext:apply-style-name="Dxf21" calcext:value="duplicate" calcext:base-cell-address="'Generátor náhodných buznamen'.A3110"/>
          </calcext:conditional-format>
          <calcext:conditional-format calcext:target-range-address="'Generátor náhodných buznamen'.A3450:'Generátor náhodných buznamen'.A3452">
            <calcext:condition calcext:apply-style-name="Dxf21" calcext:value="duplicate" calcext:base-cell-address="'Generátor náhodných buznamen'.A3450"/>
          </calcext:conditional-format>
          <calcext:conditional-format calcext:target-range-address="'Generátor náhodných buznamen'.A3468:'Generátor náhodných buznamen'.A3677">
            <calcext:condition calcext:apply-style-name="Dxf21" calcext:value="duplicate" calcext:base-cell-address="'Generátor náhodných buznamen'.A346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1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number:text> 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¤ </number:text>
      <number:number number:decimal-places="0" loext:min-decimal-places="0" number:min-integer-digits="1" number:grouping="true"/>
      <number:text> </number:text>
    </number:number-style>
    <number:number-style style:name="N115P1" style:volatile="true">
      <number:text> ¤ 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number:text> ¤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¤ </number:text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 ¤ 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 ¤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ercent" style:family="table-cell" style:parent-style-name="Default" style:data-style-name="N107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style:style style:name="Dxf0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2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3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4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5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6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7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8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9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0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1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2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3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4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5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6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7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8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19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20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Dxf21" style:family="table-cell" style:parent-style-name="Default">
      <style:table-cell-properties fo:background-color="#ffc7ce"/>
      <style:text-properties fo:color="#9c0006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762cm" fo:margin-bottom="0.762cm" fo:margin-left="1.778cm" fo:margin-right="1.778cm" fo:background-color="transparent" style:print-page-order="ttb" style:first-page-number="continue" loext:scale-to-X="1">
        <style:background-image/>
      </style:page-layout-properties>
      <style:header-style>
        <style:header-footer-properties fo:min-height="1.238cm" fo:margin-left="0cm" fo:margin-right="0cm" fo:margin-bottom="0cm"/>
      </style:header-style>
      <style:footer-style>
        <style:header-footer-properties fo:min-height="1.238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Generátor_20_náhodných_20_buznamen" style:display-name="PageStyle_Generátor náhodných buznam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BEZDĚK Tomáš, Mgr.et Mgr.</meta:initial-creator>
    <meta:creation-date>2023-01-05T12:38:15Z</meta:creation-date>
    <dc:date>2023-09-22T11:12:55.038000000</dc:date>
    <meta:print-date>2023-06-16T11:15:49Z</meta:print-date>
    <meta:editing-duration>PT5M5S</meta:editing-duration>
    <meta:editing-cycles>1</meta:editing-cycles>
    <meta:document-statistic meta:table-count="1" meta:cell-count="4060" meta:object-count="0"/>
  </office:meta>
</office:document-meta>
</file>